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officeooo:rsid="001fbc13" officeooo:paragraph-rsid="001fbc13"/>
    </style:style>
    <style:style style:name="P2" style:family="paragraph" style:parent-style-name="Standard">
      <style:text-properties fo:color="#c9211e" loext:opacity="100%" fo:font-weight="bold" officeooo:rsid="001fbc13" officeooo:paragraph-rsid="001fbc13" style:font-weight-asian="bold" style:font-weight-complex="bold"/>
    </style:style>
    <style:style style:name="P3" style:family="paragraph" style:parent-style-name="Standard">
      <style:text-properties fo:color="#000000" loext:opacity="100%" officeooo:rsid="001fbc13" officeooo:paragraph-rsid="001fbc13"/>
    </style:style>
    <style:style style:name="P4" style:family="paragraph" style:parent-style-name="Standard">
      <style:text-properties fo:color="#000000" loext:opacity="100%" officeooo:rsid="001fbc13" officeooo:paragraph-rsid="0021224f"/>
    </style:style>
    <style:style style:name="P5" style:family="paragraph" style:parent-style-name="Standard">
      <style:text-properties fo:color="#000000" loext:opacity="100%" officeooo:rsid="0021224f" officeooo:paragraph-rsid="0021224f"/>
    </style:style>
    <style:style style:name="P6" style:family="paragraph" style:parent-style-name="Standard">
      <style:text-properties fo:color="#000000" loext:opacity="100%" officeooo:rsid="0022f7dc" officeooo:paragraph-rsid="0022f7dc"/>
    </style:style>
    <style:style style:name="P7" style:family="paragraph" style:parent-style-name="Standard">
      <style:text-properties fo:color="#000000" loext:opacity="100%" fo:font-style="italic" style:text-underline-style="solid" style:text-underline-width="auto" style:text-underline-color="font-color" officeooo:rsid="001fbc13" officeooo:paragraph-rsid="001fbc13" style:font-style-asian="italic" style:font-style-complex="italic"/>
    </style:style>
    <style:style style:name="T1" style:family="text">
      <style:text-properties officeooo:rsid="0021224f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RGENTINA VS EXPAÑA</text:p>
      <text:p text:style-name="P1"/>
      <text:p text:style-name="P4">George – <text:span text:style-name="T1">9,5</text:span> de 10 (Español <text:span text:style-name="T1">pero del atleti</text:span>)</text:p>
      <text:p text:style-name="P4">- <text:span text:style-name="T1">Bien explicado pero no ha mirado casi nada al publico</text:span></text:p>
      <text:p text:style-name="P3"/>
      <text:p text:style-name="P3">Tomi – 9,<text:span text:style-name="T1">5</text:span> de 10 (Argentino)</text:p>
      <text:p text:style-name="P3">- <text:span text:style-name="T1">Gracioso y mantiene la atencion del publico </text:span></text:p>
      <text:p text:style-name="P3"/>
      <text:p text:style-name="P3">Cayetano – 11 de 10(Español y del betis)</text:p>
      <text:p text:style-name="P3"/>
      <text:p text:style-name="P3"/>
      <text:p text:style-name="P3">Serena – 9,5 de 10 (Bien explicado pero Argentina)</text:p>
      <text:p text:style-name="P3">- <text:span text:style-name="T1">Hace referencias a otras cosas que han dicho sus compañeros pero se ha trabado un poco por lo demas se nota que ha estudiado el tema</text:span></text:p>
      <text:p text:style-name="P3"/>
      <text:p text:style-name="P3">Iker – 11 de 10 (Español y pana)</text:p>
      <text:p text:style-name="P3">-<text:span text:style-name="T1">Bien presentado solo se ha trabado 2 veces por lo demas ha estudidado el tema </text:span></text:p>
      <text:p text:style-name="P3"/>
      <text:p text:style-name="P7"><text:span text:style-name="T2">Preguntas</text:span>:</text:p>
      <text:p text:style-name="P3"/>
      <text:p text:style-name="P5">En conclusion si tuvierais que decir algo bueno de vuestro <text:s/>rival que diriais en cuanto a su explicacion?</text:p>
      <text:p text:style-name="P5"/>
      <text:p text:style-name="P6">De españa, cual comunidad autonoma creeis que contamina mas en españa?</text:p>
      <text:p text:style-name="P6"/>
      <text:p text:style-name="P6">Y que opinais de la isla de basura del tamaño de 3 francias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1T13:57:26.873758606</meta:creation-date>
    <dc:date>2025-01-31T14:26:48.342308316</dc:date>
    <meta:editing-duration>PT8M37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1" meta:paragraph-count="14" meta:word-count="142" meta:character-count="772" meta:non-whitespace-character-count="636"/>
  </office:meta>
</office:document-meta>
</file>